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</text:span><text:span text:style-name="T1">difference </text:span></text:p>
              <text:p text:style-name="P1"><text:span text:style-name="T1">requires </text:span><text:span text:style-name="T1">investigating. <text:s/></text:span><text:span text:style-name="T1">Suspect it’s </text:span><text:span text:style-name="T1">because packet </text:span><text:span text:style-name="T1">is shorter than 2x </text:span><text:span text:style-name="T1">Doppler (fade </text:span><text:span text:style-name="T1">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 rate</text:p>
          </table:table-cell>
          <table:table-cell table:style-name="ce15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2304" calcext:value-type="float">
            <text:p>23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368" calcext:value-type="float">
            <text:p>2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184" calcext:value-type="float">
            <text:p>11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3]/[.C25]" office:value-type="float" office:value="37" calcext:value-type="float">
            <text:p>37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4]*[.C31]" office:value-type="float" office:value="4.07" calcext:value-type="float">
            <text:p>4.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0.245700245700246" calcext:value-type="float">
            <text:p>0.2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283.046683046683" calcext:value-type="float">
            <text:p>283.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2122.85012285012" calcext:value-type="float">
            <text:p>2,122.8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8]" office:value-type="float" office:value="1698.2800982801" calcext:value-type="float">
            <text:p>1,698.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1000" calcext:value-type="float">
            <text:p>1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5:.C39])+10*LOG10([.C33]/[.C34])" office:value-type="float" office:value="1.09121452118656" calcext:value-type="float">
            <text:p>1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500" calcext:value-type="float">
            <text:p>500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" calcext:value-type="float">
            <text:p>0.010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200" calcext:value-type="float">
            <text:p>32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2.04119982655925" calcext:value-type="float">
            <text:p>2.0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5]+SUM([.C38:.C40])+10*LOG10([.C33]/[.C34])" office:value-type="float" office:value="2.79058719264225" calcext:value-type="float">
            <text:p>2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7]+SUM([.C38:.C40])+10*LOG10([.C33]/[.C34])" office:value-type="float" office:value="3.79058719264225" calcext:value-type="float">
            <text:p>3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600" calcext:value-type="float">
            <text:p>1600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17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17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17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05:59:27.670499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1-01-02T08:19:59.927336544</dc:date>
    <meta:editing-duration>P3DT14H40M42S</meta:editing-duration>
    <meta:editing-cycles>72</meta:editing-cycles>
    <meta:generator>LibreOffice/6.0.7.3$Linux_X86_64 LibreOffice_project/00m0$Build-3</meta:generator>
    <meta:document-statistic meta:table-count="11" meta:cell-count="929" meta:object-count="0"/>
  </office:meta>
</office:document-meta>
</file>